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0bf95" style:text-blinking="false" fo:background-color="transparent"/>
    </style:style>
    <style:style style:name="P3" style:family="paragraph" style:parent-style-name="Standard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41729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41729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341729" style:text-blinking="false" fo:background-color="transparent"/>
    </style:style>
    <style:style style:name="P6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41729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41729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f9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7337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1729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9e774"/>
    </style:style>
    <style:style style:name="T9" style:family="text">
      <style:text-properties fo:font-weight="bold" officeooo:rsid="0029e774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1</text:span><text:span text:style-name="T3">. </text:span></text:p>
      <text:p text:style-name="P2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</text:span><text:span text:style-name="T2">.</text:span></text:p>
            <text:p text:style-name="P5">.</text:p>
          </table:table-cell>
        </table:table-row>
      </table:table>
      <text:p text:style-name="P7"/>
      <text:list xml:id="list958287793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27T13:18:30.769000000</dc:date>
    <meta:editing-duration>PT2H35M23S</meta:editing-duration>
    <meta:editing-cycles>34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3" meta:word-count="5" meta:character-count="25" meta:non-whitespace-character-count="22"/>
  </office:meta>
</office:document-meta>
</file>